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8a3" officeooo:paragraph-rsid="001208a3"/>
    </style:style>
    <style:style style:name="P2" style:family="paragraph" style:parent-style-name="Standard">
      <style:text-properties officeooo:rsid="00136f8d" officeooo:paragraph-rsid="00136f8d"/>
    </style:style>
    <style:style style:name="P3" style:family="paragraph" style:parent-style-name="Standard">
      <style:text-properties officeooo:rsid="0014087a" officeooo:paragraph-rsid="0014087a"/>
    </style:style>
    <style:style style:name="P4" style:family="paragraph" style:parent-style-name="Standard">
      <style:text-properties fo:font-weight="bold" officeooo:rsid="001766a4" officeooo:paragraph-rsid="001766a4" style:font-weight-asian="bold" style:font-weight-complex="bold"/>
    </style:style>
    <style:style style:name="P5" style:family="paragraph" style:parent-style-name="Standard">
      <style:text-properties fo:font-weight="bold" officeooo:rsid="0014087a" officeooo:paragraph-rsid="0014087a" style:font-weight-asian="bold" style:font-weight-complex="bold"/>
    </style:style>
    <style:style style:name="P6" style:family="paragraph" style:parent-style-name="Standard">
      <style:text-properties fo:font-weight="bold" officeooo:rsid="00136f8d" officeooo:paragraph-rsid="00136f8d" style:font-weight-asian="bold" style:font-weight-complex="bold"/>
    </style:style>
    <style:style style:name="P7" style:family="paragraph" style:parent-style-name="Standard">
      <style:text-properties fo:font-weight="bold" officeooo:rsid="00197de0" officeooo:paragraph-rsid="00197de0" style:font-weight-asian="bold" style:font-weight-complex="bold"/>
    </style:style>
    <style:style style:name="P8" style:family="paragraph" style:parent-style-name="Standard">
      <style:text-properties fo:font-weight="bold" officeooo:rsid="001bc668" officeooo:paragraph-rsid="001bc668" style:font-weight-asian="bold" style:font-weight-complex="bold"/>
    </style:style>
    <style:style style:name="P9" style:family="paragraph" style:parent-style-name="Standard">
      <style:text-properties fo:font-weight="bold" officeooo:rsid="001208a3" officeooo:paragraph-rsid="001208a3" style:font-weight-asian="bold" style:font-weight-complex="bold"/>
    </style:style>
    <style:style style:name="P10" style:family="paragraph" style:parent-style-name="Standard">
      <style:text-properties fo:font-weight="normal" officeooo:rsid="001766a4" officeooo:paragraph-rsid="001766a4" style:font-weight-asian="normal" style:font-weight-complex="normal"/>
    </style:style>
    <style:style style:name="P11" style:family="paragraph" style:parent-style-name="Standard">
      <style:text-properties fo:font-weight="normal" officeooo:rsid="001bc668" officeooo:paragraph-rsid="001bc668" style:font-weight-asian="normal" style:font-weight-complex="normal"/>
    </style:style>
    <style:style style:name="P12" style:family="paragraph" style:parent-style-name="Standard">
      <style:text-properties officeooo:rsid="0018e181" officeooo:paragraph-rsid="0018e181"/>
    </style:style>
    <style:style style:name="P13" style:family="paragraph" style:parent-style-name="Standard">
      <style:text-properties fo:color="#000000" style:font-name="Monospace" fo:font-size="10pt" officeooo:rsid="00136f8d" officeooo:paragraph-rsid="00136f8d" fo:background-color="#e8f2fe" style:font-size-asian="10pt"/>
    </style:style>
    <style:style style:name="P14" style:family="paragraph" style:parent-style-name="Standard">
      <style:text-properties fo:color="#000000" style:font-name="Monospace" fo:font-size="10pt" officeooo:rsid="00136f8d" officeooo:paragraph-rsid="00136f8d" style:font-size-asian="10pt"/>
    </style:style>
    <style:style style:name="P15" style:family="paragraph" style:parent-style-name="Standard">
      <style:text-properties officeooo:rsid="00197de0" officeooo:paragraph-rsid="00197de0"/>
    </style:style>
    <style:style style:name="P16" style:family="paragraph" style:parent-style-name="Standard">
      <style:text-properties fo:color="#4169e1" style:font-name="Monospace" fo:font-size="10pt" officeooo:rsid="00136f8d" officeooo:paragraph-rsid="00136f8d" fo:background-color="#e8f2fe" style:font-size-asian="10pt"/>
    </style:style>
    <style:style style:name="P17" style:family="paragraph" style:parent-style-name="Standard">
      <style:text-properties fo:color="#4169e1" style:font-name="Monospace" fo:font-size="10pt" officeooo:rsid="00197de0" officeooo:paragraph-rsid="00197de0" fo:background-color="#e8f2fe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36f8d" officeooo:paragraph-rsid="0014087a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weight="normal" officeooo:rsid="001766a4" officeooo:paragraph-rsid="001766a4" style:font-weight-asian="normal" style:font-weight-complex="normal"/>
    </style:style>
    <style:style style:name="P22" style:family="paragraph" style:parent-style-name="Standard">
      <style:text-properties officeooo:rsid="001208a3" officeooo:paragraph-rsid="00223da7"/>
    </style:style>
    <style:style style:name="P23" style:family="paragraph" style:parent-style-name="Standard">
      <style:text-properties officeooo:rsid="00223da7" officeooo:paragraph-rsid="00223da7"/>
    </style:style>
    <style:style style:name="P24" style:family="paragraph" style:parent-style-name="Standard">
      <style:text-properties officeooo:rsid="00223da7" officeooo:paragraph-rsid="0023e500"/>
    </style:style>
    <style:style style:name="P25" style:family="paragraph" style:parent-style-name="Standard">
      <style:text-properties officeooo:rsid="00223da7" officeooo:paragraph-rsid="002535fe"/>
    </style:style>
    <style:style style:name="P26" style:family="paragraph" style:parent-style-name="Standard">
      <style:text-properties officeooo:rsid="0023e500" officeooo:paragraph-rsid="0023e500"/>
    </style:style>
    <style:style style:name="P27" style:family="paragraph" style:parent-style-name="Standard">
      <style:text-properties officeooo:paragraph-rsid="0023e500"/>
    </style:style>
    <style:style style:name="P28" style:family="paragraph" style:parent-style-name="Standard">
      <style:text-properties officeooo:rsid="001bc668" officeooo:paragraph-rsid="001bc668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officeooo:rsid="00223da7" officeooo:paragraph-rsid="0023e500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fo:font-size="8pt" officeooo:rsid="00223da7" officeooo:paragraph-rsid="00223da7" style:font-size-asian="8pt" style:font-size-complex="8pt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fo:font-size="8pt" officeooo:rsid="00223da7" officeooo:paragraph-rsid="0023e500" style:font-size-asian="8pt" style:font-size-complex="8pt"/>
    </style:style>
    <style:style style:name="P3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3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8pt" officeooo:paragraph-rsid="0023e500" style:font-size-asian="8pt" style:font-size-complex="8pt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fo:font-size="8pt" officeooo:rsid="0023e500" officeooo:paragraph-rsid="0023e500" style:font-size-asian="8pt" style:font-size-complex="8pt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fo:font-size="8pt" officeooo:paragraph-rsid="0023e500" style:font-size-asian="8pt" style:font-size-complex="8pt"/>
    </style:style>
    <style:style style:name="P3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officeooo:paragraph-rsid="0023e500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fo:font-size="7pt" officeooo:rsid="0023e500" officeooo:paragraph-rsid="0023e500" style:font-size-asian="7pt" style:font-size-complex="7pt"/>
    </style:style>
    <style:style style:name="P3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4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officeooo:paragraph-rsid="0023e500" style:font-size-asian="7pt" style:font-size-complex="7pt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fo:font-size="7pt" officeooo:paragraph-rsid="0023e500" style:font-size-asian="7pt" style:font-size-complex="7pt"/>
    </style:style>
    <style:style style:name="P4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fo:font-style="italic" style:font-size-asian="7pt" style:font-style-asian="italic" style:font-size-complex="7pt" style:font-style-complex="italic"/>
    </style:style>
    <style:style style:name="P4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7pt" fo:font-style="italic" officeooo:paragraph-rsid="0023e500" style:font-size-asian="7pt" style:font-style-asian="italic" style:font-size-complex="7pt" style:font-style-complex="italic"/>
    </style:style>
    <style:style style:name="P44" style:family="paragraph">
      <loext:graphic-properties draw:opacity="0%"/>
    </style:style>
    <style:style style:name="P45" style:family="paragraph">
      <style:text-properties fo:color="#ff0000" fo:font-size="11pt" style:font-size-asian="11pt" style:font-size-complex="11pt"/>
    </style:style>
    <style:style style:name="P46" style:family="paragraph">
      <loext:graphic-properties draw:fill="none" draw:fill-color="#ffffff"/>
      <style:text-properties fo:color="#ff0000" fo:font-size="11pt" style:font-size-asian="11pt" style:font-size-complex="11pt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Monospace" fo:font-size="10pt" fo:background-color="#f0d8a8" loext:char-shading-value="0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23e500" style:font-size-asian="10pt"/>
    </style:style>
    <style:style style:name="T6" style:family="text">
      <style:text-properties fo:color="#000000" style:font-name="Monospace" fo:font-size="10pt" officeooo:rsid="002535fe" style:font-size-asian="10pt"/>
    </style:style>
    <style:style style:name="T7" style:family="text">
      <style:text-properties fo:color="#000000" style:font-name="Monospace" fo:font-size="10pt" fo:font-style="italic" officeooo:rsid="002535fe" style:font-size-asian="10pt" style:font-style-asian="italic" style:font-style-complex="italic"/>
    </style:style>
    <style:style style:name="T8" style:family="text">
      <style:text-properties fo:color="#000000" style:font-name="Monospace" fo:font-size="10pt" fo:font-style="italic" fo:font-weight="bold" officeooo:rsid="002535fe" style:font-size-asian="10pt" style:font-style-asian="italic" style:font-weight-asian="bold" style:font-style-complex="italic" style:font-weight-complex="bold"/>
    </style:style>
    <style:style style:name="T9" style:family="text">
      <style:text-properties fo:color="#000000" style:font-name="Monospace" fo:font-size="10pt" fo:font-style="normal" fo:font-weight="bold" officeooo:rsid="002535fe" style:font-size-asian="10pt" style:font-style-asian="normal" style:font-weight-asian="bold" style:font-style-complex="normal" style:font-weight-complex="bold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font-size="8pt" officeooo:rsid="00223da7" style:font-size-asian="8pt" style:font-size-complex="8pt"/>
    </style:style>
    <style:style style:name="T12" style:family="text">
      <style:text-properties fo:color="#000000" style:font-name="Monospace" fo:font-size="8pt" style:font-size-asian="8pt" style:font-size-complex="8pt"/>
    </style:style>
    <style:style style:name="T13" style:family="text">
      <style:text-properties fo:color="#000000" style:font-name="Monospace" fo:background-color="#e8f2fe" loext:char-shading-value="0"/>
    </style:style>
    <style:style style:name="T14" style:family="text">
      <style:text-properties fo:color="#000000" style:font-name="Monospace" officeooo:rsid="0023e500"/>
    </style:style>
    <style:style style:name="T15" style:family="text">
      <style:text-properties fo:color="#000000" style:font-name="Monospace" fo:font-weight="bold" style:font-weight-asian="bold" style:font-weight-complex="bold"/>
    </style:style>
    <style:style style:name="T16" style:family="text">
      <style:text-properties fo:color="#000000" style:font-name="Monospace" fo:font-size="12pt" fo:font-style="normal" fo:font-weight="bold" officeooo:rsid="002535fe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7f0055" style:font-name="Monospace" fo:font-size="10pt" fo:font-weight="bold" style:font-size-asian="10pt" style:font-weight-asian="bold"/>
    </style:style>
    <style:style style:name="T18" style:family="text">
      <style:text-properties fo:color="#7f0055" style:font-name="Monospace" fo:font-size="10pt" fo:font-weight="bold" officeooo:rsid="0014087a" style:font-size-asian="10pt" style:font-weight-asian="bold"/>
    </style:style>
    <style:style style:name="T19" style:family="text">
      <style:text-properties fo:color="#7f0055" style:font-name="Monospace" fo:font-size="10pt" fo:font-weight="bold" style:font-size-asian="10pt" style:font-weight-asian="bold"/>
    </style:style>
    <style:style style:name="T20" style:family="text">
      <style:text-properties fo:color="#7f0055" style:font-name="Monospace" fo:font-size="10pt" fo:font-weight="bold" officeooo:rsid="0023e500" style:font-size-asian="10pt" style:font-weight-asian="bold"/>
    </style:style>
    <style:style style:name="T21" style:family="text">
      <style:text-properties fo:color="#7f0055" style:font-name="Monospace" fo:font-weight="bold" style:font-weight-asian="bold"/>
    </style:style>
    <style:style style:name="T22" style:family="text">
      <style:text-properties fo:color="#7f0055" style:font-name="Monospace" fo:font-weight="bold" officeooo:rsid="0023e500" style:font-weight-asian="bold"/>
    </style:style>
    <style:style style:name="T23" style:family="text">
      <style:text-properties fo:color="#4169e1" style:font-name="Monospace" fo:font-size="10pt" style:font-size-asian="10pt"/>
    </style:style>
    <style:style style:name="T24" style:family="text">
      <style:text-properties fo:color="#4169e1" style:font-name="Monospace" fo:font-size="10pt" fo:background-color="#e8f2fe" loext:char-shading-value="0" style:font-size-asian="10pt"/>
    </style:style>
    <style:style style:name="T25" style:family="text">
      <style:text-properties fo:color="#4169e1" style:font-name="Monospace" fo:background-color="#e8f2fe" loext:char-shading-value="0"/>
    </style:style>
    <style:style style:name="T26" style:family="text">
      <style:text-properties fo:color="#4169e1" style:font-name="Monospace"/>
    </style:style>
    <style:style style:name="T27" style:family="text">
      <style:text-properties officeooo:rsid="0015c640"/>
    </style:style>
    <style:style style:name="T28" style:family="text">
      <style:text-properties officeooo:rsid="001766a4"/>
    </style:style>
    <style:style style:name="T29" style:family="text">
      <style:text-properties officeooo:rsid="0018a5b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d8bf2"/>
    </style:style>
    <style:style style:name="T32" style:family="text">
      <style:text-properties fo:font-style="italic" fo:font-weight="bold" officeooo:rsid="001d8bf2" style:font-style-asian="italic" style:font-weight-asian="bold" style:font-style-complex="italic" style:font-weight-complex="bold"/>
    </style:style>
    <style:style style:name="T33" style:family="text">
      <style:text-properties officeooo:rsid="001f682e"/>
    </style:style>
    <style:style style:name="T34" style:family="text">
      <style:text-properties fo:color="#3f7f5f" style:font-name="Monospace" fo:font-size="10pt" style:font-size-asian="10pt"/>
    </style:style>
    <style:style style:name="T35" style:family="text">
      <style:text-properties fo:color="#3f7f5f" style:font-name="Monospace"/>
    </style:style>
    <style:style style:name="T36" style:family="text">
      <style:text-properties officeooo:rsid="0023e500"/>
    </style:style>
    <style:style style:name="T37" style:family="text">
      <style:text-properties fo:color="#3465a4" style:font-name="Monospace" fo:font-weight="bold" style:font-weight-asian="bold" style:font-weight-complex="bold"/>
    </style:style>
    <style:style style:name="T38" style:family="text">
      <style:text-properties fo:color="#3465a4" style:font-name="Monospac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f682e" style:font-weight-asian="normal" style:font-weight-complex="normal"/>
    </style:style>
    <style:style style:name="T41" style:family="text">
      <style:text-properties fo:font-weight="normal" officeooo:rsid="001d8bf2" style:font-weight-asian="normal" style:font-weight-complex="normal"/>
    </style:style>
    <style:style style:name="T42" style:family="text">
      <style:text-properties officeooo:rsid="002535fe"/>
    </style:style>
    <style:style style:name="T43" style:family="text">
      <style:text-properties fo:color="#ff0000" fo:font-size="11pt" style:font-size-asian="11pt" style:font-size-complex="11pt"/>
    </style:style>
    <style:style style:name="gr1" style:family="graphic">
      <style:graphic-properties svg:stroke-width="0.049cm" svg:stroke-color="#ff0000" draw:marker-start-width="0.42cm" draw:marker-end-width="0.42cm" draw:opacity="0%" draw:textarea-horizontal-align="justify" draw:textarea-vertical-align="middle" draw:auto-grow-height="false" fo:min-height="1.302cm" fo:min-width="7.964cm" fo:padding-top="0.023cm" fo:padding-bottom="0.023cm" fo:padding-left="0.023cm" fo:padding-right="0.02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49cm" svg:stroke-color="#ff0000" draw:marker-start-width="0.42cm" draw:marker-end-width="0.42cm" draw:opacity="0%" draw:textarea-horizontal-align="justify" draw:textarea-vertical-align="middle" draw:auto-grow-height="false" fo:min-height="1.319cm" fo:min-width="7.982cm" fo:padding-top="0.023cm" fo:padding-bottom="0.023cm" fo:padding-left="0.023cm" fo:padding-right="0.023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OBJETIVOS</text:p>
      <text:p text:style-name="P1">Facilitar a escrita e execução de testes unitários de funções shell script</text:p>
      <text:p text:style-name="P1"/>
      <text:p text:style-name="P4">Escrita</text:p>
      <text:p text:style-name="P10">- Padronizar o “layout” do código fonte para testes</text:p>
      <text:p text:style-name="P10">- Disponibilizar um “executor” de testes unitários, que possa ser usado para executar</text:p>
      <text:p text:style-name="P21">* Apenas 1 teste específico</text:p>
      <text:p text:style-name="P21">* Apenas 1 arquivo (caso de teste) específico</text:p>
      <text:p text:style-name="P21">* Vários casos de teste</text:p>
      <text:p text:style-name="P21">* Todos os testes unitários de um projeto</text:p>
      <text:p text:style-name="P10"/>
      <text:p text:style-name="P1">- <text:span text:style-name="T28">Fornecer métodos que facilitem criação de asserções</text:span></text:p>
      <text:p text:style-name="P1"/>
      <text:p text:style-name="P4">Execução</text:p>
      <text:p text:style-name="P1">- <text:span text:style-name="T27">Durante a execução mostrar totais e estatísticas da execução</text:span></text:p>
      <text:p text:style-name="P1"/>
      <text:p text:style-name="P5">CONCEITOS</text:p>
      <text:p text:style-name="P3"/>
      <text:p text:style-name="P3">Casos de Teste <text:span text:style-name="T29">= “teste” =</text:span> TestCase</text:p>
      <text:p text:style-name="P3">Asserções – Assertion</text:p>
      <text:p text:style-name="P3"/>
      <text:p text:style-name="P12">1 Caso de teste pode ter várias asserções</text:p>
      <text:p text:style-name="P1"/>
      <text:p text:style-name="P7">NOMENCLATURA</text:p>
      <text:p text:style-name="P15">Os arquivos começam com o prefixo “sh_unit_”</text:p>
      <text:p text:style-name="P15"/>
      <text:p text:style-name="P8">LOG</text:p>
      <text:p text:style-name="P11">Para evitar dependencia circular com o projeto <text:span text:style-name="T30">sh-logger, </text:span>o sh-unit possui um log interno próprio, <text:span text:style-name="T31">o </text:span><text:span text:style-name="T32">sh_unit_log.sh</text:span></text:p>
      <text:p text:style-name="P11"/>
      <text:p text:style-name="P8">TESTES UNITARIOS DO SH-UNIT</text:p>
      <text:p text:style-name="P28"><text:span text:style-name="T39">Para evitar dependencia circular com ele próprio </text:span><text:span text:style-name="T40">(por exemplo versao 1.4.x precisa da versao 1.3.x para rodar teste unitarios de seus próprios métodos)</text:span><text:span text:style-name="T39">, o sh-unit possui seu próprio mecanismo de teste unitário, </text:span><text:span text:style-name="T41">implementado em </text:span><text:span text:style-name="T32">sh_unit_base4_unit_test_itself.sh</text:span></text:p>
      <text:p text:style-name="P22"/>
      <text:p text:style-name="P23">Cada arquivo de testes deve iniciar com </text:p>
      <text:p text:style-name="P23"/>
      <text:p text:style-name="P30"><text:span text:style-name="T21">#!/usr/bin/env bash</text:span></text:p>
      <text:p text:style-name="P36"/>
      <text:p text:style-name="P30"><text:span text:style-name="T10">. ../../../bootstrap.sh</text:span></text:p>
      <text:p text:style-name="P23"><text:span text:style-name="T3"/></text:p>
      <text:p text:style-name="P23"><text:span text:style-name="T3"/></text:p>
      <text:p text:style-name="P23"><text:span text:style-name="T3">Seguido pela inclusão do arquivo que possui o mecanismo básico para testes unitarios do sh-unit:</text:span></text:p>
      <text:p text:style-name="P23"><text:span text:style-name="T3"/></text:p>
      <text:p text:style-name="P30"><text:span text:style-name="T13">include_file </text:span><text:span text:style-name="T25">"$TEST_DIR_PATH/base/sh_unit_base4_unit_test_itself.sh"</text:span></text:p>
      <text:p text:style-name="P23"><text:span text:style-name="T3"/></text:p>
      <text:p text:style-name="P25"><text:span text:style-name="T3">Em seguinda é feita a inclusão do arquivo contendo as funções e variáveis a serem testadas, </text:span><text:span text:style-name="T6">o “SUT” (</text:span><text:span text:style-name="T16">S</text:span><text:span text:style-name="T7">ubject </text:span><text:span text:style-name="T16">U</text:span><text:span text:style-name="T7">nder </text:span><text:span text:style-name="T16">T</text:span><text:span text:style-name="T7">est</text:span><text:span text:style-name="T6">)</text:span><text:span text:style-name="T3">:</text:span></text:p>
      <text:p text:style-name="P23"><text:span text:style-name="T3"/></text:p>
      <text:p text:style-name="P30"><text:span text:style-name="T35"># ======================================</text:span></text:p>
      <text:p text:style-name="P32"><text:span text:style-name="T35"># SUT</text:span></text:p>
      <text:p text:style-name="P32"><text:span text:style-name="T35"># ======================================</text:span></text:p>
      <text:p text:style-name="P30"><text:span text:style-name="T10">include_file </text:span><text:span text:style-name="T26">"$SRC_DIR_PATH/sh_unit_log.sh"</text:span></text:p>
      <text:p text:style-name="P23"><text:span text:style-name="T3"/></text:p>
      <text:p text:style-name="P26"><text:soft-page-break/>Seguem-se 2 seções para definir o código que será executado antes de iniciar a execução de todos os testes e depois de finalizar a execução de todos os testes</text:p>
      <text:p text:style-name="P26"/>
      <text:p text:style-name="P34"><text:span text:style-name="T35"># ======================================</text:span></text:p>
      <text:p text:style-name="P32"><text:span text:style-name="T35"># "Set-Up"</text:span></text:p>
      <text:p text:style-name="P32"><draw:custom-shape text:anchor-type="paragraph" draw:z-index="0" draw:name="Shape1" draw:style-name="gr3" draw:text-style-name="P44" svg:width="8.155cm" svg:height="1.493cm" svg:x="1.115cm" svg:y="0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5"># ======================================</text:span></text:p>
      <text:p text:style-name="P32"><draw:frame text:anchor-type="paragraph" draw:z-index="1" draw:name="Shape2" draw:style-name="gr2" draw:text-style-name="P46" svg:width="5.822cm" svg:height="1.371cm" svg:x="9.437cm" svg:y="0.266cm"><draw:text-box><text:p text:style-name="P45"><text:span text:style-name="T43">Função definida e executada </text:span><text:span text:style-name="T43">imediatamente!</text:span></text:p></draw:text-box></draw:frame><text:span text:style-name="T10">set_up() {</text:span></text:p>
      <text:p text:style-name="P32"><text:span text:style-name="T10"><text:tab/>init_sh_unit_internal_tests_execution</text:span></text:p>
      <text:p text:style-name="P32"><text:span text:style-name="T10">}</text:span></text:p>
      <text:p text:style-name="P32"><text:span text:style-name="T10">set_up</text:span></text:p>
      <text:p text:style-name="P36"/>
      <text:p text:style-name="P32"><text:span text:style-name="T35"># ======================================</text:span></text:p>
      <text:p text:style-name="P32"><text:span text:style-name="T35"># "Teardown"</text:span></text:p>
      <text:p text:style-name="P32"><draw:custom-shape text:anchor-type="paragraph" draw:z-index="3" draw:name="Shape1_0" draw:style-name="gr1" draw:text-style-name="P44" svg:width="8.155cm" svg:height="1.493cm" svg:x="1.139cm" svg:y="0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5"># ======================================</text:span></text:p>
      <text:p text:style-name="P32"><draw:frame text:anchor-type="paragraph" draw:z-index="2" draw:name="Shape2_0" draw:style-name="gr2" draw:text-style-name="P46" svg:width="5.822cm" svg:height="1.371cm" svg:x="9.509cm" svg:y="0.118cm"><draw:text-box><text:p text:style-name="P45"><text:span text:style-name="T43">Função definida e utilizada </text:span><text:span text:style-name="T43">imediatamente!</text:span></text:p></draw:text-box></draw:frame><text:span text:style-name="T10">tear_down() {</text:span></text:p>
      <text:p text:style-name="P32"><text:span text:style-name="T10"><text:tab/>finish_sh_unit_internal_tests_execution</text:span></text:p>
      <text:p text:style-name="P32"><text:span text:style-name="T10">}</text:span></text:p>
      <text:p text:style-name="P32"><text:span text:style-name="T21">trap</text:span><text:span text:style-name="T10"> </text:span><text:span text:style-name="T26">"tear_down"</text:span><text:span text:style-name="T10"> EXIT</text:span></text:p>
      <text:p text:style-name="P26"/>
      <text:p text:style-name="P27"><text:span text:style-name="T36">Opcionalmente temos mais 2 seções para definir o código que será executado antes do inicio de cada testes e depois de terminar a execução de cada testesdeve</text:span></text:p>
      <text:p text:style-name="P27"/>
      <text:p text:style-name="P35"><text:span text:style-name="T35"># ======================================</text:span></text:p>
      <text:p text:style-name="P32"><text:span text:style-name="T35"># Before each TestCase Start</text:span></text:p>
      <text:p text:style-name="P32"><text:span text:style-name="T35"># ======================================</text:span></text:p>
      <text:p text:style-name="P32"><text:span text:style-name="T37">before_testcase_start</text:span><text:span text:style-name="T10">() {</text:span></text:p>
      <text:p text:style-name="P32"><text:span text:style-name="T10"><text:tab/>reset_g_test_execution_status</text:span></text:p>
      <text:p text:style-name="P32"><text:span text:style-name="T10"><text:tab/>reset_g_test_counters</text:span></text:p>
      <text:p text:style-name="P32"><text:span text:style-name="T10">}</text:span></text:p>
      <text:p text:style-name="P36"/>
      <text:p text:style-name="P32"><text:span text:style-name="T35"># ======================================</text:span></text:p>
      <text:p text:style-name="P32"><text:span text:style-name="T35"># After each TestCase Finish</text:span></text:p>
      <text:p text:style-name="P32"><text:span text:style-name="T35"># ======================================</text:span></text:p>
      <text:p text:style-name="P32"><text:span text:style-name="T37">after_testcase_finish</text:span><text:span text:style-name="T10">() {</text:span></text:p>
      <text:p text:style-name="P32"><text:span text:style-name="T10"><text:tab/>reset_g_test_execution_status</text:span></text:p>
      <text:p text:style-name="P32"><text:span text:style-name="T10"><text:tab/>reset_g_test_counters</text:span></text:p>
      <text:p text:style-name="P35"><text:span text:style-name="T10">}</text:span></text:p>
      <text:p text:style-name="P27"/>
      <text:p text:style-name="P26">Por fim temos a seção onde estarão todos os testes/casos de testes/Test Cases <text:span text:style-name="T42">para as funções e variaveis do arquivo a ser testado (“SUT”)</text:span></text:p>
      <text:p text:style-name="P26"/>
      <text:p text:style-name="P38"><text:span text:style-name="T35"># ======================================</text:span></text:p>
      <text:p text:style-name="P39"><text:span text:style-name="T35"># Tests</text:span></text:p>
      <text:p text:style-name="P39"><text:span text:style-name="T35"># ======================================</text:span></text:p>
      <text:p text:style-name="P39"><text:span text:style-name="T10">test_</text:span><text:span text:style-name="T14">function_name1</text:span><text:span text:style-name="T10">() {</text:span></text:p>
      <text:p text:style-name="P39"><text:span text:style-name="T10"><text:tab/></text:span><text:span text:style-name="T37">before_testcase_start</text:span></text:p>
      <text:p text:style-name="P39"><text:span text:style-name="T10"><text:tab/></text:span></text:p>
      <text:p text:style-name="P42"><text:span text:style-name="T21"><text:tab/></text:span><text:span text:style-name="T22">adjust environment</text:span></text:p>
      <text:p text:style-name="P42"><text:span text:style-name="T22"><text:tab/>call function</text:span></text:p>
      <text:p text:style-name="P42"><text:span text:style-name="T22"><text:tab/>assertion of results</text:span></text:p>
      <text:p text:style-name="P39"><text:span text:style-name="T10"><text:tab/></text:span></text:p>
      <text:p text:style-name="P39"><text:span text:style-name="T10"><text:tab/></text:span><text:span text:style-name="T37">after_testcase_finish</text:span></text:p>
      <text:p text:style-name="P38"><text:span text:style-name="T10">}</text:span></text:p>
      <text:p text:style-name="P38"><text:span text:style-name="T10"/></text:p>
      <text:p text:style-name="P40"><text:span text:style-name="T10">test_</text:span><text:span text:style-name="T14">function_name2</text:span><text:span text:style-name="T10">() {</text:span></text:p>
      <text:p text:style-name="P40"><text:span text:style-name="T10"><text:tab/></text:span><text:span text:style-name="T37">before_testcase_start</text:span></text:p>
      <text:p text:style-name="P40"><text:span text:style-name="T10"><text:tab/></text:span></text:p>
      <text:p text:style-name="P43"><text:span text:style-name="T21"><text:tab/></text:span><text:span text:style-name="T22">adjust environment</text:span></text:p>
      <text:p text:style-name="P43"><text:span text:style-name="T22"><text:tab/>call function</text:span></text:p>
      <text:p text:style-name="P43"><text:span text:style-name="T22"><text:tab/>assertion of results</text:span></text:p>
      <text:p text:style-name="P40"><text:span text:style-name="T10"><text:tab/></text:span></text:p>
      <text:p text:style-name="P40"><text:span text:style-name="T10"><text:tab/></text:span><text:span text:style-name="T37">after_testcase_finish</text:span></text:p>
      <text:p text:style-name="P38"><text:span text:style-name="T10">}</text:span></text:p>
      <text:p text:style-name="P41"/>
      <text:p text:style-name="P38">(...)</text:p>
      <text:p text:style-name="P41"/>
      <text:p text:style-name="P40"><text:span text:style-name="T10">test_</text:span><text:span text:style-name="T14">function_nameN</text:span><text:span text:style-name="T10">() {</text:span></text:p>
      <text:p text:style-name="P40"><text:span text:style-name="T10"><text:tab/></text:span><text:span text:style-name="T37">before_testcase_start</text:span></text:p>
      <text:p text:style-name="P40"><text:span text:style-name="T10"><text:tab/></text:span></text:p>
      <text:p text:style-name="P43"><text:span text:style-name="T21"><text:tab/></text:span><text:span text:style-name="T22">adjust environment</text:span></text:p>
      <text:p text:style-name="P43"><text:span text:style-name="T22"><text:tab/>call function</text:span></text:p>
      <text:p text:style-name="P43"><text:span text:style-name="T22"><text:tab/>assertion of results</text:span></text:p>
      <text:p text:style-name="P40"><text:span text:style-name="T10"><text:tab/></text:span></text:p>
      <text:p text:style-name="P40"><text:span text:style-name="T10"><text:tab/></text:span><text:span text:style-name="T37">after_testcase_finish</text:span></text:p>
      <text:p text:style-name="P38"><text:span text:style-name="T10">}</text:span></text:p>
      <text:p text:style-name="P23"/>
      <text:p text:style-name="P24"><text:soft-page-break/>Como não temos um runner, pois o runner é uma das coisas a serem testadas, a chamada dos testes deve ser feita “na mão” adicionando ao final dos arquivos de testes unitários o seguinte trecho:</text:p>
      <text:p text:style-name="P24"><text:span text:style-name="T34"/></text:p>
      <text:p text:style-name="P31"><text:span text:style-name="T35"># ======================================</text:span></text:p>
      <text:p text:style-name="P33"><text:span text:style-name="T35"># RUN Tests</text:span></text:p>
      <text:p text:style-name="P33"><text:span text:style-name="T35"># ======================================</text:span></text:p>
      <text:p text:style-name="P37"><text:span text:style-name="T11">test_function_name1</text:span></text:p>
      <text:p text:style-name="P37"><text:span text:style-name="T11">test_function_name2</text:span></text:p>
      <text:p text:style-name="P29"><text:span text:style-name="T12">(…)</text:span></text:p>
      <text:p text:style-name="P29"><text:span text:style-name="T12">test_function_nameN</text:span></text:p>
      <text:p text:style-name="P29"><text:span text:style-name="T12"/></text:p>
      <text:p text:style-name="P26"/>
      <text:p text:style-name="P26"/>
      <text:p text:style-name="P1"/>
      <text:p text:style-name="P6">VARIÁVEIS</text:p>
      <text:p text:style-name="P2"/>
      <text:p text:style-name="P19"><text:span text:style-name="T17">export</text:span><text:span text:style-name="T3"> TEST_FUNCTION_PREFIX=</text:span><text:span text:style-name="T23">"test_"</text:span></text:p>
      <text:p text:style-name="P18"><text:span text:style-name="T18">ex</text:span><text:span text:style-name="T17">port</text:span><text:span text:style-name="T3"> TEST_FILENAME_SUFIX=</text:span><text:span text:style-name="T23">"_test.sh"</text:span></text:p>
      <text:p text:style-name="P20"><text:tab/><text:tab/></text:p>
      <text:p text:style-name="P18"><text:span text:style-name="T17">export</text:span><text:span text:style-name="T3"> STATUS_SUCCESS=</text:span><text:span text:style-name="T23">"$TRUE"</text:span></text:p>
      <text:p text:style-name="P19"><text:span text:style-name="T17">export</text:span><text:span text:style-name="T3"> STATUS_ERROR=</text:span><text:span text:style-name="T23">"$FALSE"</text:span></text:p>
      <text:p text:style-name="P2"/>
      <text:p text:style-name="P2"><text:span text:style-name="T17">export</text:span><text:span text:style-name="T3"> TEST_EXECUTION_STATUS=</text:span><text:span text:style-name="T23">"$STATUS_SUCCESS"</text:span></text:p>
      <text:p text:style-name="P2"><text:span text:style-name="T17">export</text:span><text:span text:style-name="T3"> </text:span><text:span text:style-name="T2">LAST_TESTCASE_EXECUTION_STATUS</text:span><text:span text:style-name="T3">=</text:span><text:span text:style-name="T23">"$STATUS_SUCCESS"</text:span></text:p>
      <text:p text:style-name="P13"/>
      <text:p text:style-name="P2"><text:span text:style-name="T17">export</text:span><text:span text:style-name="T3"> TESTCASE_TOTAL_COUNT=0</text:span></text:p>
      <text:p text:style-name="P18"><text:span text:style-name="T17">export</text:span><text:span text:style-name="T3"> TESTCASE_FAIL_COUNT=0</text:span></text:p>
      <text:p text:style-name="P18"><text:span text:style-name="T17">export</text:span><text:span text:style-name="T3"> TESTCASE_SUCCESS_COUNT=0</text:span></text:p>
      <text:p text:style-name="P20"><text:tab/></text:p>
      <text:p text:style-name="P18"><text:span text:style-name="T17">export</text:span><text:span text:style-name="T3"> ASSERTIONS_TOTAL_COUNT=0</text:span></text:p>
      <text:p text:style-name="P18"><text:span text:style-name="T17">export</text:span><text:span text:style-name="T3"> ASSERTIONS_FAIL_COUNT=0</text:span></text:p>
      <text:p text:style-name="P2"><text:span text:style-name="T17">export</text:span><text:span text:style-name="T3"> ASSERTIONS_SUCCESS_COUNT=0</text:span></text:p>
      <text:p text:style-name="P14"/>
      <text:p text:style-name="P2"><text:span text:style-name="T1">SH_UNIT_TEST_EXECUTION_SUCCESS=</text:span><text:span text:style-name="T24">"$TRUE"</text:span></text:p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8:45:51.298181715</meta:creation-date>
    <meta:generator>LibreOffice/6.4.7.2$Linux_X86_64 LibreOffice_project/40$Build-2</meta:generator>
    <dc:date>2022-08-28T13:13:31.311763719</dc:date>
    <meta:editing-duration>PT3H2M29S</meta:editing-duration>
    <meta:editing-cycles>13</meta:editing-cycles>
    <meta:document-statistic meta:table-count="0" meta:image-count="0" meta:object-count="0" meta:page-count="3" meta:paragraph-count="118" meta:word-count="468" meta:character-count="3952" meta:non-whitespace-character-count="3562"/>
  </office:meta>
</office:document-meta>
</file>